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n'y a pas à tortiller du popotin, l'ambiance à la taverne du [i]Verre Soufflé[/i] n'est plus la même, et ce depuis une année environ -damnés soient ces enfants de Pyjak d'Arvandor-. Si l'endroit reste notre quartier général en cas de permission -comme ce soir-, les joyeuses beuverie de naguère ont laissé place à une simple illustration de la proportion d'alcooliques dans les rangs de l'armée Vollhyr.</text:p>
      <text:p text:style-name="Standard"/>
      <text:p text:style-name="Standard">Si la différence est subtile, elle est cependant significative.</text:p>
      <text:p text:style-name="Standard"/>
      <text:p text:style-name="Standard">Nous nous retrouvons ce soir avec trois de mes collègues militaires, à nous pinter sobrement -et là se trouve tout le paradoxe- la gueule dans une ambiance que ne jalouserait pas même un cimetière. La guerre a laissé des traces. Physiques, bien sûr. Mais surtout mentales. Nous avons tous perdu des camarades il y a un an dans la bataille de Selkryssingr. Et le pays peine depuis à se remettre de cette débâcle. L'honneur -et l'état- de Vollheim en a pris un coup et il va nous falloir un moment pour nous en remettre.</text:p>
      <text:p text:style-name="Standard"/>
      <text:p text:style-name="Standard">Alors on [strike]danse[/strike] boit.</text:p>
      <text:p text:style-name="Standard">En leur mémoire.</text:p>
      <text:p text:style-name="Standard">Ou pour -les- oublier.</text:p>
      <text:p text:style-name="Standard"/>
      <text:p text:style-name="Standard">J'ai arrêté de compter les pintes depuis un moment lorsqu'une voix féminine retentit avec un enthousiasme qui dénote particulièrement avec l'ambiance dans mon dos. Au delà de son ton bien trop enjoué qui me donne déjà envie de lui faire manger la table, les paroles qu'elle vomit me font tiquer. Fort. Ma paupière convulse un instant en même temps que ma tête s'incline sur le côté. Un frisson de Colère parcourt mon échine alors que je me lève de ma chaise, finissant d'une traite le verre à moitié plein posé devant moi sur la table. J'aperçois du coin du regard le regard en coin que s'échangent mes collègues alors qu'ils comprennent.</text:p>
      <text:p text:style-name="Standard"/>
      <text:p text:style-name="Standard">Il est assez rare que ma participation à un jeu d'argent ait eu une conclusion heureuse.</text:p>
      <text:p text:style-name="Standard">Pour qui que ce soit.</text:p>
      <text:p text:style-name="Standard"/>
      <text:p text:style-name="Standard">Lorsque, quelques secondes plus tard, j'attrape la chaise en face de l'étrangère et m’assois de l'autre côté de la table, il n'y a pas une once de sympathie au fond de mes prunelles.</text:p>
      <text:p text:style-name="Standard"/>
      <text:p text:style-name="Standard">&lt;d1&gt;-Tu devrais surveiller tes paroles, étrangère. Surtout au pays de la Colère. Que veux-tu parier ?&lt;/d1&gt;</text:p>
      <text:p text:style-name="Standard"/>
      <text:p text:style-name="Standard">Je fais signe au barman de venir m'apporter une nouvelle bière. Le fait que, avec le temps, je commence à le connaître est sans doute la seule raison qui m'empêche actuellement d'encastrer la tête de cette impertinente dans l'acajou dont est faite la table à laquelle nous nous trouvons. Mais je trouverai bien un moyen de lui faire ravaler ses paroles.</text:p>
      <text:p text:style-name="Standard"/>
      <text:p text:style-name="Standard">&lt;d1&gt;-Qu'est-ce que tu bois ? Et tu viens d'où, pour te permettre ce genre de choses ?&lt;/d1&gt;</text:p>
      <text:p text:style-name="Standard"/>
      <text:p text:style-name="Standard">Il ne sera pas dit que Vollheim a perdu son sens de l'hospitalité.</text:p>
      <text:p text:style-name="P1">Très bien. Apparemment notre inconnue n'est pas particulièrement impressionnée par ma prestance. Pas plus qu'elle ne se sent obligée de répondre à ma question sur ses origines. Je vois que nous avons affaire à une insouciante de première classe. Le plaisir que je tirerai à la remettre à sa place n'en sera que plus grand. Voyez-vous, je n'ai pas d'affection particulière à faire souffrir les gens. Mais je ne vais pas pour autant les plaindre lorsque -comme cette charmante demoiselle- ils méritent amplement une correction. Le temps dans l'auberge semble s'être figé. J'aperçois du coin d'un œil mes collègues tétanisés et de l'autre le reste des clients du bar, quant à eux fascinés par la scène qui se produit sous leurs yeux.</text:p>
      <text:p text:style-name="Standard"/>
      <text:p text:style-name="Standard">Il leur en faut peu.</text:p>
      <text:p text:style-name="Standard"/>
      <text:p text:style-name="Standard">Mais voilà que madame annonce les enjeux. Voyons un pe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06T20:18:58.54</meta:creation-date>
    <dc:date>2023-10-11T21:36:45.39</dc:date>
    <meta:editing-duration>PT1H40M38S</meta:editing-duration>
    <meta:editing-cycles>195</meta:editing-cycles>
    <meta:generator>OpenOffice/4.1.13$Win32 OpenOffice.org_project/4113m1$Build-9810</meta:generator>
    <meta:document-statistic meta:table-count="0" meta:image-count="0" meta:object-count="0" meta:page-count="2" meta:paragraph-count="17" meta:word-count="590" meta:character-count="3413"/>
  </office:meta>
</office:document-meta>
</file>